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11000000DD000000DDB1B86C7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11000000DD000000DDB1B86C74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11000000DD000000DDB1B86C74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Pictures/20000011000000DD000000DDB1B86C74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11000000DD000000DDB1B86C74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9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5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office:forms form:automatic-focus="false" form:apply-design-mode="false"/>
        <table:shapes>
          <draw:frame draw:z-index="0" draw:style-name="gr1" svg:width="9.557cm" svg:height="9.03cm" svg:x="0cm" svg:y="17.394cm">
            <draw:object draw:notify-on-update-of-ranges="Planilha1.D1:Planilha1.D1 Planilha1.E2:Planilha1.E36 Planilha1.D1:Planilha1.D1 Planilha1.D2:Planilha1.D36 Planilha1.E2:Planilha1.E36 Planilha1.K1:Planilha1.K1 Planilha1.K2:Planilha1.K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585cm" svg:height="9.162cm" svg:x="9.501cm" svg:y="17.342cm">
            <draw:object draw:notify-on-update-of-ranges="Planilha1.E2:Planilha1.E12 Planilha1.D1:Planilha1.D1 Planilha1.D2:Planilha1.D12 Planilha1.E2:Planilha1.E12 Planilha1.J1:Planilha1.J1 Planilha1.J2:Planilha1.J12 Planilha1.E2:Planilha1.E12 Planilha1.L1:Planilha1.L1 Planilha1.L2:Planilha1.L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566cm" svg:height="7.808cm" svg:x="0.725cm" svg:y="26.979cm">
            <draw:object draw:notify-on-update-of-ranges="Planilha1.C21:Planilha1.C36 Planilha1.D1:Planilha1.D1 Planilha1.D21:Planilha1.D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6.134cm" svg:y="10.722cm">
            <draw:object draw:notify-on-update-of-ranges="Planilha1.M1:Planilha1.M1 Planilha1.M21:Planilha1.M36 Planilha1.N1:Planilha1.N1 Planilha1.N21:Planilha1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7.72cm" svg:y="17.846cm">
            <draw:object draw:notify-on-update-of-ranges="Planilha1.M2:Planilha1.M36 Planilha1.N1:Planilha1.N1 Planilha1.N2:Planilha1.N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>
            <text:p>I(A)</text:p>
          </table:table-cell>
          <table:table-cell table:style-name="ce3" office:value-type="string">
            <text:p>L</text:p>
          </table:table-cell>
          <table:table-cell table:style-name="ce1" office:value-type="string">
            <text:p>Resistência medida</text:p>
          </table:table-cell>
          <table:table-cell table:style-name="ce1" office:value-type="string">
            <text:p>P(W)</text:p>
          </table:table-cell>
          <table:table-cell table:style-name="ce6" office:value-type="string">
            <text:p>P²(W²)</text:p>
          </table:table-cell>
          <table:table-cell table:style-name="ce6" table:number-matrix-columns-spanned="3" table:number-matrix-rows-spanned="5" table:formula="of:=LINEST([.D2:.D12];[.E2:.F12];1;1)" office:value-type="float" office:value="-1.88267609336897">
            <text:p>-1,8826760934</text:p>
          </table:table-cell>
          <table:table-cell table:style-name="ce6" office:value-type="float" office:value="3.82095231319693">
            <text:p>3,8209523132</text:p>
          </table:table-cell>
          <table:table-cell table:style-name="ce6" office:value-type="float" office:value="0.814842605807468">
            <text:p>0,8148426058</text:p>
          </table:table-cell>
          <table:table-cell table:style-name="ce6" office:value-type="string">
            <text:p>Interpolação usando valores até 1,1volts</text:p>
          </table:table-cell>
          <table:table-cell table:number-columns-repeated="2" table:style-name="ce6" office:value-type="string">
            <text:p>Interpolação usando todos os valores</text:p>
          </table:table-cell>
          <table:table-cell table:style-name="ce6" office:value-type="string">
            <text:p>ln(P)(W)</text:p>
          </table:table-cell>
          <table:table-cell table:style-name="ce6" office:value-type="string">
            <text:p>ln(R)(Ω)</text:p>
          </table:table-cell>
          <table:table-cell table:style-name="ce6" table:number-columns-repeated="1008"/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 office:value-type="float" office:value="5.7">
            <text:p>5,7</text:p>
          </table:table-cell>
          <table:table-cell table:style-name="ce2" table:formula="of:=[.A2]/[.B2]" office:value-type="float" office:value="0.916666666666667">
            <text:p>0,92</text:p>
          </table:table-cell>
          <table:table-cell table:style-name="ce2" table:formula="of:=[.B2]*[.A2]" office:value-type="float" office:value="0.0132">
            <text:p>0,01</text:p>
          </table:table-cell>
          <table:table-cell table:style-name="ce7" table:formula="of:=[.E2]^2" office:value-type="float" office:value="0.00017424">
            <text:p>0,00017</text:p>
          </table:table-cell>
          <table:table-cell office:value-type="float" office:value="0.397157080364879">
            <text:p>0,3971570804</text:p>
          </table:table-cell>
          <table:table-cell office:value-type="float" office:value="0.216766691347517">
            <text:p>0,2167666913</text:p>
          </table:table-cell>
          <table:table-cell office:value-type="float" office:value="0.0236808530073563">
            <text:p>0,023680853</text:p>
          </table:table-cell>
          <table:table-cell table:formula="of:=[.$I$1]+([.$H$1]*[.$E2])+([.$G$1]*[.$F2])" office:value-type="float" office:value="0.864951138859159">
            <text:p>0,8649511389</text:p>
          </table:table-cell>
          <table:table-cell table:formula="of:=[.$I$7]+([.$H$7]*[.$E2])+([.$G$7]*[.$F2])" office:value-type="float" office:value="1.88719260254085">
            <text:p>1,8871926025</text:p>
          </table:table-cell>
          <table:table-cell table:formula="of:=[.$I$7]+([.$H$7]*[.$E2])+([.$G$7]*[.$F2])" office:value-type="float" office:value="1.88719260254085">
            <text:p>1,8871926025</text:p>
          </table:table-cell>
          <table:table-cell table:formula="of:=LN([.E2])" office:value-type="float" office:value="-4.32753844938981">
            <text:p>-4,3275384494</text:p>
          </table:table-cell>
          <table:table-cell table:formula="of:=LN([.D2])" office:value-type="float" office:value="-0.0870113769896297">
            <text:p>-0,087011377</text:p>
          </table:table-cell>
          <table:table-cell table:number-columns-repeated="1008"/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5.8">
            <text:p>5,8</text:p>
          </table:table-cell>
          <table:table-cell table:style-name="ce2" table:formula="of:=[.A3]/[.B3]" office:value-type="float" office:value="0.954545454545455">
            <text:p>0,95</text:p>
          </table:table-cell>
          <table:table-cell table:style-name="ce2" table:formula="of:=[.B3]*[.A3]" office:value-type="float" office:value="0.0462">
            <text:p>0,05</text:p>
          </table:table-cell>
          <table:table-cell table:style-name="ce7" table:formula="of:=[.E3]^2" office:value-type="float" office:value="0.00213444">
            <text:p>0,00213</text:p>
          </table:table-cell>
          <table:table-cell office:value-type="float" office:value="0.996775080731789">
            <text:p>0,9967750807</text:p>
          </table:table-cell>
          <table:table-cell office:value-type="float" office:value="0.0310953863614381">
            <text:p>0,0310953864</text:p>
          </table:table-cell>
          <table:table-cell office:value-type="string" office:string-value="#N/DISP">
            <text:p>#N/DISP</text:p>
          </table:table-cell>
          <table:table-cell table:formula="of:=[.$I$1]+([.$H$1]*[.$E3])+([.$G$1]*[.$F3])" office:value-type="float" office:value="0.987352143516436">
            <text:p>0,9873521435</text:p>
          </table:table-cell>
          <table:table-cell table:formula="of:=[.$I$7]+([.$H$7]*[.$E3])+([.$G$7]*[.$F3])" office:value-type="float" office:value="1.90710393511993">
            <text:p>1,9071039351</text:p>
          </table:table-cell>
          <table:table-cell table:formula="of:=[.$I$7]+([.$H$7]*[.$E3])+([.$G$7]*[.$F3])" office:value-type="float" office:value="1.90710393511993">
            <text:p>1,9071039351</text:p>
          </table:table-cell>
          <table:table-cell table:formula="of:=LN([.E3])" office:value-type="float" office:value="-3.07477548089444">
            <text:p>-3,0747754809</text:p>
          </table:table-cell>
          <table:table-cell table:formula="of:=LN([.D3])" office:value-type="float" office:value="-0.0465200156348929">
            <text:p>-0,0465200156</text:p>
          </table:table-cell>
          <table:table-cell table:number-columns-repeated="1008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7">
            <text:p>0,27</text:p>
          </table:table-cell>
          <table:table-cell office:value-type="float" office:value="5.9">
            <text:p>5,9</text:p>
          </table:table-cell>
          <table:table-cell table:style-name="ce2" table:formula="of:=[.A4]/[.B4]" office:value-type="float" office:value="1.11111111111111">
            <text:p>1,11</text:p>
          </table:table-cell>
          <table:table-cell table:style-name="ce2" table:formula="of:=[.B4]*[.A4]" office:value-type="float" office:value="0.081">
            <text:p>0,08</text:p>
          </table:table-cell>
          <table:table-cell table:style-name="ce7" table:formula="of:=[.E4]^2" office:value-type="float" office:value="0.006561">
            <text:p>0,00656</text:p>
          </table:table-cell>
          <table:table-cell office:value-type="float" office:value="1236.34112711868">
            <text:p>1236,3411271187</text:p>
          </table:table-cell>
          <table:table-cell office:value-type="float" office:value="8">
            <text:p>8</text:p>
          </table:table-cell>
          <table:table-cell office:value-type="string" office:string-value="#N/DISP">
            <text:p>#N/DISP</text:p>
          </table:table-cell>
          <table:table-cell table:formula="of:=[.$I$1]+([.$H$1]*[.$E4])+([.$G$1]*[.$F4])" office:value-type="float" office:value="1.11198750532783">
            <text:p>1,1119875053</text:p>
          </table:table-cell>
          <table:table-cell table:formula="of:=[.$I$7]+([.$H$7]*[.$E4])+([.$G$7]*[.$F4])" office:value-type="float" office:value="1.92806113077718">
            <text:p>1,9280611308</text:p>
          </table:table-cell>
          <table:table-cell table:formula="of:=[.$I$7]+([.$H$7]*[.$E4])+([.$G$7]*[.$F4])" office:value-type="float" office:value="1.92806113077718">
            <text:p>1,9280611308</text:p>
          </table:table-cell>
          <table:table-cell table:formula="of:=LN([.E4])" office:value-type="float" office:value="-2.5133061243097">
            <text:p>-2,5133061243</text:p>
          </table:table-cell>
          <table:table-cell table:formula="of:=LN([.D4])" office:value-type="float" office:value="0.105360515657826">
            <text:p>0,1053605157</text:p>
          </table:table-cell>
          <table:table-cell table:number-columns-repeated="1008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33">
            <text:p>0,33</text:p>
          </table:table-cell>
          <table:table-cell office:value-type="float" office:value="5.6">
            <text:p>5,6</text:p>
          </table:table-cell>
          <table:table-cell table:style-name="ce2" table:formula="of:=[.A5]/[.B5]" office:value-type="float" office:value="1.24242424242424">
            <text:p>1,24</text:p>
          </table:table-cell>
          <table:table-cell table:style-name="ce2" table:formula="of:=[.B5]*[.A5]" office:value-type="float" office:value="0.1353">
            <text:p>0,14</text:p>
          </table:table-cell>
          <table:table-cell table:style-name="ce7" table:formula="of:=[.E5]^2" office:value-type="float" office:value="0.01830609">
            <text:p>0,01831</text:p>
          </table:table-cell>
          <table:table-cell office:value-type="float" office:value="2.39089347428479">
            <text:p>2,3908934743</text:p>
          </table:table-cell>
          <table:table-cell office:value-type="float" office:value="0.00773538442373686">
            <text:p>0,0077353844</text:p>
          </table:table-cell>
          <table:table-cell office:value-type="string" office:string-value="#N/DISP">
            <text:p>#N/DISP</text:p>
          </table:table-cell>
          <table:table-cell table:formula="of:=[.$I$1]+([.$H$1]*[.$E5])+([.$G$1]*[.$F5])" office:value-type="float" office:value="1.29735301577695">
            <text:p>1,2973530158</text:p>
          </table:table-cell>
          <table:table-cell table:formula="of:=[.$I$7]+([.$H$7]*[.$E5])+([.$G$7]*[.$F5])" office:value-type="float" office:value="1.96067913114568">
            <text:p>1,9606791311</text:p>
          </table:table-cell>
          <table:table-cell table:formula="of:=[.$I$7]+([.$H$7]*[.$E5])+([.$G$7]*[.$F5])" office:value-type="float" office:value="1.96067913114568">
            <text:p>1,9606791311</text:p>
          </table:table-cell>
          <table:table-cell table:formula="of:=LN([.E5])" office:value-type="float" office:value="-2.00026074380539">
            <text:p>-2,0002607438</text:p>
          </table:table-cell>
          <table:table-cell table:formula="of:=LN([.D5])" office:value-type="float" office:value="0.217064505237828">
            <text:p>0,2170645052</text:p>
          </table:table-cell>
          <table:table-cell table:number-columns-repeated="1008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5">
            <text:p>0,35</text:p>
          </table:table-cell>
          <table:table-cell office:value-type="float" office:value="6">
            <text:p>6,0</text:p>
          </table:table-cell>
          <table:table-cell table:style-name="ce2" table:formula="of:=[.A6]/[.B6]" office:value-type="float" office:value="1.42857142857143">
            <text:p>1,43</text:p>
          </table:table-cell>
          <table:table-cell table:style-name="ce2" table:formula="of:=[.B6]*[.A6]" office:value-type="float" office:value="0.175">
            <text:p>0,18</text:p>
          </table:table-cell>
          <table:table-cell table:style-name="ce7" table:formula="of:=[.E6]^2" office:value-type="float" office:value="0.030625">
            <text:p>0,03063</text:p>
          </table:table-cell>
          <table:table-cell table:number-columns-repeated="3"/>
          <table:table-cell table:formula="of:=[.$I$1]+([.$H$1]*[.$E6])+([.$G$1]*[.$F6])" office:value-type="float" office:value="1.42585230525751">
            <text:p>1,4258523053</text:p>
          </table:table-cell>
          <table:table-cell table:formula="of:=[.$I$7]+([.$H$7]*[.$E6])+([.$G$7]*[.$F6])" office:value-type="float" office:value="1.98446331671849">
            <text:p>1,9844633167</text:p>
          </table:table-cell>
          <table:table-cell table:formula="of:=[.$I$7]+([.$H$7]*[.$E6])+([.$G$7]*[.$F6])" office:value-type="float" office:value="1.98446331671849">
            <text:p>1,9844633167</text:p>
          </table:table-cell>
          <table:table-cell table:formula="of:=LN([.E6])" office:value-type="float" office:value="-1.74296930505862">
            <text:p>-1,7429693051</text:p>
          </table:table-cell>
          <table:table-cell table:formula="of:=LN([.D6])" office:value-type="float" office:value="0.356674943938732">
            <text:p>0,3566749439</text:p>
          </table:table-cell>
          <table:table-cell table:number-columns-repeated="1008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38">
            <text:p>0,38</text:p>
          </table:table-cell>
          <table:table-cell office:value-type="float" office:value="5.5">
            <text:p>5,5</text:p>
          </table:table-cell>
          <table:table-cell table:style-name="ce2" table:formula="of:=[.A7]/[.B7]" office:value-type="float" office:value="1.60526315789474">
            <text:p>1,61</text:p>
          </table:table-cell>
          <table:table-cell table:style-name="ce2" table:formula="of:=[.B7]*[.A7]" office:value-type="float" office:value="0.2318">
            <text:p>0,23</text:p>
          </table:table-cell>
          <table:table-cell table:style-name="ce7" table:formula="of:=[.E7]^2" office:value-type="float" office:value="0.05373124">
            <text:p>0,05373</text:p>
          </table:table-cell>
          <table:table-cell table:number-matrix-columns-spanned="3" table:number-matrix-rows-spanned="5" table:formula="of:=LINEST([.D2:.D36];[.E2:.F36];1;1)" office:value-type="float" office:value="-0.0170420133404845">
            <text:p>-0,0170420133</text:p>
          </table:table-cell>
          <table:table-cell office:value-type="float" office:value="0.604386010109914">
            <text:p>0,6043860101</text:p>
          </table:table-cell>
          <table:table-cell office:value-type="float" office:value="1.8792176766078">
            <text:p>1,8792176766</text:p>
          </table:table-cell>
          <table:table-cell table:formula="of:=[.$I$1]+([.$H$1]*[.$E7])+([.$G$1]*[.$F7])" office:value-type="float" office:value="1.59938083099145">
            <text:p>1,599380831</text:p>
          </table:table-cell>
          <table:table-cell table:formula="of:=[.$I$7]+([.$H$7]*[.$E7])+([.$G$7]*[.$F7])" office:value-type="float" office:value="2.0183986652424">
            <text:p>2,0183986652</text:p>
          </table:table-cell>
          <table:table-cell table:formula="of:=[.$I$7]+([.$H$7]*[.$E7])+([.$G$7]*[.$F7])" office:value-type="float" office:value="2.0183986652424">
            <text:p>2,0183986652</text:p>
          </table:table-cell>
          <table:table-cell table:formula="of:=LN([.E7])" office:value-type="float" office:value="-1.46188034807649">
            <text:p>-1,4618803481</text:p>
          </table:table-cell>
          <table:table-cell table:formula="of:=LN([.D7])" office:value-type="float" office:value="0.473287704446925">
            <text:p>0,4732877044</text:p>
          </table:table-cell>
          <table:table-cell table:number-columns-repeated="1008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4">
            <text:p>0,40</text:p>
          </table:table-cell>
          <table:table-cell office:value-type="float" office:value="6">
            <text:p>6,0</text:p>
          </table:table-cell>
          <table:table-cell table:style-name="ce2" table:formula="of:=[.A8]/[.B8]" office:value-type="float" office:value="1.75">
            <text:p>1,75</text:p>
          </table:table-cell>
          <table:table-cell table:style-name="ce2" table:formula="of:=[.B8]*[.A8]" office:value-type="float" office:value="0.28">
            <text:p>0,28</text:p>
          </table:table-cell>
          <table:table-cell table:style-name="ce7" table:formula="of:=[.E8]^2" office:value-type="float" office:value="0.0784">
            <text:p>0,07840</text:p>
          </table:table-cell>
          <table:table-cell office:value-type="float" office:value="0.00230333661382858">
            <text:p>0,0023033366</text:p>
          </table:table-cell>
          <table:table-cell office:value-type="float" office:value="0.0460045125125956">
            <text:p>0,0460045125</text:p>
          </table:table-cell>
          <table:table-cell office:value-type="float" office:value="0.118021875559296">
            <text:p>0,1180218756</text:p>
          </table:table-cell>
          <table:table-cell table:formula="of:=[.$I$1]+([.$H$1]*[.$E8])+([.$G$1]*[.$F8])" office:value-type="float" office:value="1.73710744778248">
            <text:p>1,7371074478</text:p>
          </table:table-cell>
          <table:table-cell table:formula="of:=[.$I$7]+([.$H$7]*[.$E8])+([.$G$7]*[.$F8])" office:value-type="float" office:value="2.04710966559269">
            <text:p>2,0471096656</text:p>
          </table:table-cell>
          <table:table-cell table:formula="of:=[.$I$7]+([.$H$7]*[.$E8])+([.$G$7]*[.$F8])" office:value-type="float" office:value="2.04710966559269">
            <text:p>2,0471096656</text:p>
          </table:table-cell>
          <table:table-cell table:formula="of:=LN([.E8])" office:value-type="float" office:value="-1.27296567581289">
            <text:p>-1,2729656758</text:p>
          </table:table-cell>
          <table:table-cell table:formula="of:=LN([.D8])" office:value-type="float" office:value="0.559615787935423">
            <text:p>0,5596157879</text:p>
          </table:table-cell>
          <table:table-cell table:number-columns-repeated="1008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42">
            <text:p>0,42</text:p>
          </table:table-cell>
          <table:table-cell office:value-type="float" office:value="6.1">
            <text:p>6,1</text:p>
          </table:table-cell>
          <table:table-cell table:style-name="ce2" table:formula="of:=[.A9]/[.B9]" office:value-type="float" office:value="1.90476190476191">
            <text:p>1,90</text:p>
          </table:table-cell>
          <table:table-cell table:style-name="ce2" table:formula="of:=[.B9]*[.A9]" office:value-type="float" office:value="0.336">
            <text:p>0,34</text:p>
          </table:table-cell>
          <table:table-cell table:style-name="ce7" table:formula="of:=[.E9]^2" office:value-type="float" office:value="0.112896">
            <text:p>0,11290</text:p>
          </table:table-cell>
          <table:table-cell office:value-type="float" office:value="0.938341863635819">
            <text:p>0,9383418636</text:p>
          </table:table-cell>
          <table:table-cell office:value-type="float" office:value="0.492302448877127">
            <text:p>0,4923024489</text:p>
          </table:table-cell>
          <table:table-cell office:value-type="string" office:string-value="#N/DISP">
            <text:p>#N/DISP</text:p>
          </table:table-cell>
          <table:table-cell table:formula="of:=[.$I$1]+([.$H$1]*[.$E9])+([.$G$1]*[.$F9])" office:value-type="float" office:value="1.88613598280465">
            <text:p>1,8861359828</text:p>
          </table:table-cell>
          <table:table-cell table:formula="of:=[.$I$7]+([.$H$7]*[.$E9])+([.$G$7]*[.$F9])" office:value-type="float" office:value="2.08036740086665">
            <text:p>2,0803674009</text:p>
          </table:table-cell>
          <table:table-cell table:formula="of:=[.$I$7]+([.$H$7]*[.$E9])+([.$G$7]*[.$F9])" office:value-type="float" office:value="2.08036740086665">
            <text:p>2,0803674009</text:p>
          </table:table-cell>
          <table:table-cell table:formula="of:=LN([.E9])" office:value-type="float" office:value="-1.09064411901893">
            <text:p>-1,090644119</text:p>
          </table:table-cell>
          <table:table-cell table:formula="of:=LN([.D9])" office:value-type="float" office:value="0.644357016390513">
            <text:p>0,6443570164</text:p>
          </table:table-cell>
          <table:table-cell table:number-columns-repeated="1008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44">
            <text:p>0,44</text:p>
          </table:table-cell>
          <table:table-cell office:value-type="float" office:value="5.1">
            <text:p>5,1</text:p>
          </table:table-cell>
          <table:table-cell table:style-name="ce2" table:formula="of:=[.A10]/[.B10]" office:value-type="float" office:value="2.04545454545455">
            <text:p>2,05</text:p>
          </table:table-cell>
          <table:table-cell table:style-name="ce2" table:formula="of:=[.B10]*[.A10]" office:value-type="float" office:value="0.396">
            <text:p>0,40</text:p>
          </table:table-cell>
          <table:table-cell table:style-name="ce7" table:formula="of:=[.E10]^2" office:value-type="float" office:value="0.156816">
            <text:p>0,15682</text:p>
          </table:table-cell>
          <table:table-cell office:value-type="float" office:value="243.495355252008">
            <text:p>243,495355252</text:p>
          </table:table-cell>
          <table:table-cell office:value-type="float" office:value="32">
            <text:p>32</text:p>
          </table:table-cell>
          <table:table-cell office:value-type="string" office:string-value="#N/DISP">
            <text:p>#N/DISP</text:p>
          </table:table-cell>
          <table:table-cell table:formula="of:=[.$I$1]+([.$H$1]*[.$E10])+([.$G$1]*[.$F10])" office:value-type="float" office:value="2.0327059875757">
            <text:p>2,0327059876</text:p>
          </table:table-cell>
          <table:table-cell table:formula="of:=[.$I$7]+([.$H$7]*[.$E10])+([.$G$7]*[.$F10])" office:value-type="float" office:value="2.11588207624733">
            <text:p>2,1158820762</text:p>
          </table:table-cell>
          <table:table-cell table:formula="of:=[.$I$7]+([.$H$7]*[.$E10])+([.$G$7]*[.$F10])" office:value-type="float" office:value="2.11588207624733">
            <text:p>2,1158820762</text:p>
          </table:table-cell>
          <table:table-cell table:formula="of:=LN([.E10])" office:value-type="float" office:value="-0.926341067727656">
            <text:p>-0,9263410677</text:p>
          </table:table-cell>
          <table:table-cell table:formula="of:=LN([.D10])" office:value-type="float" office:value="0.715620036412004">
            <text:p>0,7156200364</text:p>
          </table:table-cell>
          <table:table-cell table:number-columns-repeated="1008"/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0.46">
            <text:p>0,46</text:p>
          </table:table-cell>
          <table:table-cell office:value-type="float" office:value="6">
            <text:p>6,0</text:p>
          </table:table-cell>
          <table:table-cell table:style-name="ce2" table:formula="of:=[.A11]/[.B11]" office:value-type="float" office:value="2.17391304347826">
            <text:p>2,17</text:p>
          </table:table-cell>
          <table:table-cell table:style-name="ce2" table:formula="of:=[.B11]*[.A11]" office:value-type="float" office:value="0.46">
            <text:p>0,46</text:p>
          </table:table-cell>
          <table:table-cell table:style-name="ce7" table:formula="of:=[.E11]^2" office:value-type="float" office:value="0.2116">
            <text:p>0,21160</text:p>
          </table:table-cell>
          <table:table-cell office:value-type="float" office:value="118.027897051943">
            <text:p>118,0278970519</text:p>
          </table:table-cell>
          <table:table-cell office:value-type="float" office:value="7.75557443745333">
            <text:p>7,7555744375</text:p>
          </table:table-cell>
          <table:table-cell office:value-type="string" office:string-value="#N/DISP">
            <text:p>#N/DISP</text:p>
          </table:table-cell>
          <table:table-cell table:formula="of:=[.$I$1]+([.$H$1]*[.$E11])+([.$G$1]*[.$F11])" office:value-type="float" office:value="2.17410640852118">
            <text:p>2,1741064085</text:p>
          </table:table-cell>
          <table:table-cell table:formula="of:=[.$I$7]+([.$H$7]*[.$E11])+([.$G$7]*[.$F11])" office:value-type="float" office:value="2.15362915123552">
            <text:p>2,1536291512</text:p>
          </table:table-cell>
          <table:table-cell table:formula="of:=[.$I$7]+([.$H$7]*[.$E11])+([.$G$7]*[.$F11])" office:value-type="float" office:value="2.15362915123552">
            <text:p>2,1536291512</text:p>
          </table:table-cell>
          <table:table-cell table:formula="of:=LN([.E11])" office:value-type="float" office:value="-0.776528789498996">
            <text:p>-0,7765287895</text:p>
          </table:table-cell>
          <table:table-cell table:formula="of:=LN([.D11])" office:value-type="float" office:value="0.776528789498996">
            <text:p>0,7765287895</text:p>
          </table:table-cell>
          <table:table-cell table:number-columns-repeated="1008"/>
        </table:table-row>
        <table:table-row table:style-name="ro1">
          <table:table-cell office:value-type="float" office:value="1.1">
            <text:p>1,10</text:p>
          </table:table-cell>
          <table:table-cell office:value-type="float" office:value="0.48">
            <text:p>0,48</text:p>
          </table:table-cell>
          <table:table-cell office:value-type="float" office:value="6">
            <text:p>6,0</text:p>
          </table:table-cell>
          <table:table-cell table:style-name="ce2" table:formula="of:=[.A12]/[.B12]" office:value-type="float" office:value="2.29166666666667">
            <text:p>2,29</text:p>
          </table:table-cell>
          <table:table-cell table:style-name="ce2" table:formula="of:=[.B12]*[.A12]" office:value-type="float" office:value="0.528">
            <text:p>0,53</text:p>
          </table:table-cell>
          <table:table-cell table:style-name="ce7" table:formula="of:=[.E12]^2" office:value-type="float" office:value="0.278784">
            <text:p>0,27878</text:p>
          </table:table-cell>
          <table:table-cell table:number-columns-repeated="3"/>
          <table:table-cell table:formula="of:=[.$I$1]+([.$H$1]*[.$E12])+([.$G$1]*[.$F12])" office:value-type="float" office:value="2.30744545516167">
            <text:p>2,3074454552</text:p>
          </table:table-cell>
          <table:table-cell table:formula="of:=[.$I$7]+([.$H$7]*[.$E12])+([.$G$7]*[.$F12])" office:value-type="float" office:value="2.19358244929872">
            <text:p>2,1935824493</text:p>
          </table:table-cell>
          <table:table-cell table:formula="of:=[.$I$7]+([.$H$7]*[.$E12])+([.$G$7]*[.$F12])" office:value-type="float" office:value="2.19358244929872">
            <text:p>2,1935824493</text:p>
          </table:table-cell>
          <table:table-cell table:formula="of:=LN([.E12])" office:value-type="float" office:value="-0.638658995275876">
            <text:p>-0,6386589953</text:p>
          </table:table-cell>
          <table:table-cell table:formula="of:=LN([.D12])" office:value-type="float" office:value="0.829279354884525">
            <text:p>0,8292793549</text:p>
          </table:table-cell>
          <table:table-cell table:number-columns-repeated="1008"/>
        </table:table-row>
        <table:table-row table:style-name="ro1">
          <table:table-cell office:value-type="float" office:value="1.2">
            <text:p>1,20</text:p>
          </table:table-cell>
          <table:table-cell office:value-type="float" office:value="0.5">
            <text:p>0,50</text:p>
          </table:table-cell>
          <table:table-cell office:value-type="float" office:value="6.6">
            <text:p>6,6</text:p>
          </table:table-cell>
          <table:table-cell table:style-name="ce2" table:formula="of:=[.A13]/[.B13]" office:value-type="float" office:value="2.4">
            <text:p>2,40</text:p>
          </table:table-cell>
          <table:table-cell table:style-name="ce2" table:formula="of:=[.B13]*[.A13]" office:value-type="float" office:value="0.6">
            <text:p>0,60</text:p>
          </table:table-cell>
          <table:table-cell table:style-name="ce7" table:formula="of:=[.E13]^2" office:value-type="float" office:value="0.36">
            <text:p>0,36000</text:p>
          </table:table-cell>
          <table:table-cell table:style-name="ce8" office:value-type="string">
            <text:p>Ω </text:p>
          </table:table-cell>
          <table:table-cell table:number-columns-repeated="3"/>
          <table:table-cell table:formula="of:=[.$I$7]+([.$H$7]*[.$E13])+([.$G$7]*[.$F13])" office:value-type="float" office:value="2.23571415787118">
            <text:p>2,2357141579</text:p>
          </table:table-cell>
          <table:table-cell/>
          <table:table-cell table:formula="of:=LN([.E13])" office:value-type="float" office:value="-0.510825623765991">
            <text:p>-0,5108256238</text:p>
          </table:table-cell>
          <table:table-cell table:formula="of:=LN([.D13])" office:value-type="float" office:value="0.8754687373539">
            <text:p>0,8754687374</text:p>
          </table:table-cell>
          <table:table-cell table:number-columns-repeated="1008"/>
        </table:table-row>
        <table:table-row table:style-name="ro1">
          <table:table-cell office:value-type="float" office:value="1.29">
            <text:p>1,29</text:p>
          </table:table-cell>
          <table:table-cell office:value-type="float" office:value="0.52">
            <text:p>0,52</text:p>
          </table:table-cell>
          <table:table-cell office:value-type="float" office:value="6.9">
            <text:p>6,9</text:p>
          </table:table-cell>
          <table:table-cell table:style-name="ce2" table:formula="of:=[.A14]/[.B14]" office:value-type="float" office:value="2.48076923076923">
            <text:p>2,48</text:p>
          </table:table-cell>
          <table:table-cell table:style-name="ce2" table:formula="of:=[.B14]*[.A14]" office:value-type="float" office:value="0.6708">
            <text:p>0,67</text:p>
          </table:table-cell>
          <table:table-cell table:style-name="ce7" table:formula="of:=[.E14]^2" office:value-type="float" office:value="0.44997264">
            <text:p>0,44997</text:p>
          </table:table-cell>
          <table:table-cell table:number-columns-repeated="4"/>
          <table:table-cell table:formula="of:=[.$I$7]+([.$H$7]*[.$E14])+([.$G$7]*[.$F14])" office:value-type="float" office:value="2.2769713724558">
            <text:p>2,2769713725</text:p>
          </table:table-cell>
          <table:table-cell/>
          <table:table-cell table:formula="of:=LN([.E14])" office:value-type="float" office:value="-0.399284249033083">
            <text:p>-0,399284249</text:p>
          </table:table-cell>
          <table:table-cell table:formula="of:=LN([.D14])" office:value-type="float" office:value="0.908568685780245">
            <text:p>0,9085686858</text:p>
          </table:table-cell>
          <table:table-cell table:number-columns-repeated="1008"/>
        </table:table-row>
        <table:table-row table:style-name="ro1">
          <table:table-cell office:value-type="float" office:value="1.41">
            <text:p>1,41</text:p>
          </table:table-cell>
          <table:table-cell office:value-type="float" office:value="0.54">
            <text:p>0,54</text:p>
          </table:table-cell>
          <table:table-cell office:value-type="float" office:value="7.6">
            <text:p>7,6</text:p>
          </table:table-cell>
          <table:table-cell table:style-name="ce2" table:formula="of:=[.A15]/[.B15]" office:value-type="float" office:value="2.61111111111111">
            <text:p>2,61</text:p>
          </table:table-cell>
          <table:table-cell table:style-name="ce2" table:formula="of:=[.B15]*[.A15]" office:value-type="float" office:value="0.7614">
            <text:p>0,76</text:p>
          </table:table-cell>
          <table:table-cell table:style-name="ce7" table:formula="of:=[.E15]^2" office:value-type="float" office:value="0.57972996">
            <text:p>0,57973</text:p>
          </table:table-cell>
          <table:table-cell table:number-columns-repeated="4"/>
          <table:table-cell table:formula="of:=[.$I$7]+([.$H$7]*[.$E15])+([.$G$7]*[.$F15])" office:value-type="float" office:value="2.32951741899329">
            <text:p>2,329517419</text:p>
          </table:table-cell>
          <table:table-cell/>
          <table:table-cell table:formula="of:=LN([.E15])" office:value-type="float" office:value="-0.27259643503374">
            <text:p>-0,272596435</text:p>
          </table:table-cell>
          <table:table-cell table:formula="of:=LN([.D15])" office:value-type="float" office:value="0.959775843813894">
            <text:p>0,9597758438</text:p>
          </table:table-cell>
          <table:table-cell table:number-columns-repeated="1008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55">
            <text:p>0,55</text:p>
          </table:table-cell>
          <table:table-cell office:value-type="float" office:value="8.7">
            <text:p>8,7</text:p>
          </table:table-cell>
          <table:table-cell table:style-name="ce2" table:formula="of:=[.A16]/[.B16]" office:value-type="float" office:value="2.72727272727273">
            <text:p>2,73</text:p>
          </table:table-cell>
          <table:table-cell table:style-name="ce2" table:formula="of:=[.B16]*[.A16]" office:value-type="float" office:value="0.825">
            <text:p>0,83</text:p>
          </table:table-cell>
          <table:table-cell table:style-name="ce7" table:formula="of:=[.E16]^2" office:value-type="float" office:value="0.680625">
            <text:p>0,68063</text:p>
          </table:table-cell>
          <table:table-cell table:number-columns-repeated="4"/>
          <table:table-cell table:formula="of:=[.$I$7]+([.$H$7]*[.$E16])+([.$G$7]*[.$F16])" office:value-type="float" office:value="2.36623691461862">
            <text:p>2,3662369146</text:p>
          </table:table-cell>
          <table:table-cell/>
          <table:table-cell table:formula="of:=LN([.E16])" office:value-type="float" office:value="-0.192371892647456">
            <text:p>-0,1923718926</text:p>
          </table:table-cell>
          <table:table-cell table:formula="of:=LN([.D16])" office:value-type="float" office:value="1.00330210886378">
            <text:p>1,0033021089</text:p>
          </table:table-cell>
          <table:table-cell table:number-columns-repeated="1008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57">
            <text:p>0,57</text:p>
          </table:table-cell>
          <table:table-cell office:value-type="float" office:value="9.9">
            <text:p>9,9</text:p>
          </table:table-cell>
          <table:table-cell table:style-name="ce2" table:formula="of:=[.A17]/[.B17]" office:value-type="float" office:value="2.80701754385965">
            <text:p>2,81</text:p>
          </table:table-cell>
          <table:table-cell table:style-name="ce2" table:formula="of:=[.B17]*[.A17]" office:value-type="float" office:value="0.912">
            <text:p>0,91</text:p>
          </table:table-cell>
          <table:table-cell table:style-name="ce7" table:formula="of:=[.E17]^2" office:value-type="float" office:value="0.831744">
            <text:p>0,83174</text:p>
          </table:table-cell>
          <table:table-cell table:number-columns-repeated="4"/>
          <table:table-cell table:formula="of:=[.$I$7]+([.$H$7]*[.$E17])+([.$G$7]*[.$F17])" office:value-type="float" office:value="2.41624312548418">
            <text:p>2,4162431255</text:p>
          </table:table-cell>
          <table:table-cell/>
          <table:table-cell table:formula="of:=LN([.E17])" office:value-type="float" office:value="-0.0921152889078055">
            <text:p>-0,0921152889</text:p>
          </table:table-cell>
          <table:table-cell table:formula="of:=LN([.D17])" office:value-type="float" office:value="1.03212254739928">
            <text:p>1,0321225474</text:p>
          </table:table-cell>
          <table:table-cell table:number-columns-repeated="1008"/>
        </table:table-row>
        <table:table-row table:style-name="ro1">
          <table:table-cell office:value-type="float" office:value="1.68">
            <text:p>1,68</text:p>
          </table:table-cell>
          <table:table-cell office:value-type="float" office:value="0.59">
            <text:p>0,59</text:p>
          </table:table-cell>
          <table:table-cell office:value-type="float" office:value="11.4">
            <text:p>11,4</text:p>
          </table:table-cell>
          <table:table-cell table:style-name="ce2" table:formula="of:=[.A18]/[.B18]" office:value-type="float" office:value="2.84745762711864">
            <text:p>2,85</text:p>
          </table:table-cell>
          <table:table-cell table:style-name="ce2" table:formula="of:=[.B18]*[.A18]" office:value-type="float" office:value="0.9912">
            <text:p>0,99</text:p>
          </table:table-cell>
          <table:table-cell table:style-name="ce7" table:formula="of:=[.E18]^2" office:value-type="float" office:value="0.98247744">
            <text:p>0,98248</text:p>
          </table:table-cell>
          <table:table-cell table:number-columns-repeated="4"/>
          <table:table-cell table:formula="of:=[.$I$7]+([.$H$7]*[.$E18])+([.$G$7]*[.$F18])" office:value-type="float" office:value="2.46154169618954">
            <text:p>2,4615416962</text:p>
          </table:table-cell>
          <table:table-cell/>
          <table:table-cell table:formula="of:=LN([.E18])" office:value-type="float" office:value="-0.00883894866720428">
            <text:p>-0,0088389487</text:p>
          </table:table-cell>
          <table:table-cell table:formula="of:=LN([.D18])" office:value-type="float" office:value="1.04642653549754">
            <text:p>1,0464265355</text:p>
          </table:table-cell>
          <table:table-cell table:number-columns-repeated="1008"/>
        </table:table-row>
        <table:table-row table:style-name="ro1">
          <table:table-cell office:value-type="float" office:value="1.79">
            <text:p>1,79</text:p>
          </table:table-cell>
          <table:table-cell office:value-type="float" office:value="0.6">
            <text:p>0,60</text:p>
          </table:table-cell>
          <table:table-cell office:value-type="float" office:value="13.5">
            <text:p>13,5</text:p>
          </table:table-cell>
          <table:table-cell table:style-name="ce2" table:formula="of:=[.A19]/[.B19]" office:value-type="float" office:value="2.98333333333333">
            <text:p>2,98</text:p>
          </table:table-cell>
          <table:table-cell table:style-name="ce2" table:formula="of:=[.B19]*[.A19]" office:value-type="float" office:value="1.074">
            <text:p>1,07</text:p>
          </table:table-cell>
          <table:table-cell table:style-name="ce7" table:formula="of:=[.E19]^2" office:value-type="float" office:value="1.153476">
            <text:p>1,15348</text:p>
          </table:table-cell>
          <table:table-cell table:number-columns-repeated="4"/>
          <table:table-cell table:formula="of:=[.$I$7]+([.$H$7]*[.$E19])+([.$G$7]*[.$F19])" office:value-type="float" office:value="2.50867069808592">
            <text:p>2,5086706981</text:p>
          </table:table-cell>
          <table:table-cell/>
          <table:table-cell table:formula="of:=LN([.E19])" office:value-type="float" office:value="0.0713899960866732">
            <text:p>0,0713899961</text:p>
          </table:table-cell>
          <table:table-cell table:formula="of:=LN([.D19])" office:value-type="float" office:value="1.09304124361865">
            <text:p>1,0930412436</text:p>
          </table:table-cell>
          <table:table-cell table:number-columns-repeated="1008"/>
        </table:table-row>
        <table:table-row table:style-name="ro1">
          <table:table-cell office:value-type="float" office:value="1.88">
            <text:p>1,88</text:p>
          </table:table-cell>
          <table:table-cell office:value-type="float" office:value="0.62">
            <text:p>0,62</text:p>
          </table:table-cell>
          <table:table-cell office:value-type="float" office:value="15.7">
            <text:p>15,7</text:p>
          </table:table-cell>
          <table:table-cell table:style-name="ce2" table:formula="of:=[.A20]/[.B20]" office:value-type="float" office:value="3.03225806451613">
            <text:p>3,03</text:p>
          </table:table-cell>
          <table:table-cell table:style-name="ce2" table:formula="of:=[.B20]*[.A20]" office:value-type="float" office:value="1.1656">
            <text:p>1,17</text:p>
          </table:table-cell>
          <table:table-cell table:style-name="ce7" table:formula="of:=[.E20]^2" office:value-type="float" office:value="1.35862336">
            <text:p>1,35862</text:p>
          </table:table-cell>
          <table:table-cell table:number-columns-repeated="4"/>
          <table:table-cell table:formula="of:=[.$I$7]+([.$H$7]*[.$E20])+([.$G$7]*[.$F20])" office:value-type="float" office:value="2.56053633256611">
            <text:p>2,5605363326</text:p>
          </table:table-cell>
          <table:table-cell/>
          <table:table-cell table:formula="of:=LN([.E20])" office:value-type="float" office:value="0.153235975898858">
            <text:p>0,1532359759</text:p>
          </table:table-cell>
          <table:table-cell table:formula="of:=LN([.D20])" office:value-type="float" office:value="1.10930757778486">
            <text:p>1,1093075778</text:p>
          </table:table-cell>
          <table:table-cell table:number-columns-repeated="1008"/>
        </table:table-row>
        <table:table-row table:style-name="ro1">
          <table:table-cell office:value-type="float" office:value="2.01">
            <text:p>2,01</text:p>
          </table:table-cell>
          <table:table-cell office:value-type="float" office:value="0.64">
            <text:p>0,64</text:p>
          </table:table-cell>
          <table:table-cell office:value-type="float" office:value="19.4">
            <text:p>19,4</text:p>
          </table:table-cell>
          <table:table-cell table:style-name="ce2" table:formula="of:=[.A21]/[.B21]" office:value-type="float" office:value="3.140625">
            <text:p>3,14</text:p>
          </table:table-cell>
          <table:table-cell table:style-name="ce2" table:formula="of:=[.B21]*[.A21]" office:value-type="float" office:value="1.2864">
            <text:p>1,29</text:p>
          </table:table-cell>
          <table:table-cell table:style-name="ce7" table:formula="of:=[.E21]^2" office:value-type="float" office:value="1.65482496">
            <text:p>1,65482</text:p>
          </table:table-cell>
          <table:table-cell table:number-columns-repeated="4"/>
          <table:table-cell table:formula="of:=[.$I$7]+([.$H$7]*[.$E21])+([.$G$7]*[.$F21])" office:value-type="float" office:value="2.62849829096871">
            <text:p>2,628498291</text:p>
          </table:table-cell>
          <table:table-cell/>
          <table:table-cell table:formula="of:=LN([.E21])" office:value-type="float" office:value="0.251847619442565">
            <text:p>0,2518476194</text:p>
          </table:table-cell>
          <table:table-cell table:formula="of:=LN([.D21])" office:value-type="float" office:value="1.1444218246994">
            <text:p>1,1444218247</text:p>
          </table:table-cell>
          <table:table-cell table:number-columns-repeated="1008"/>
        </table:table-row>
        <table:table-row table:style-name="ro1">
          <table:table-cell office:value-type="float" office:value="2.53">
            <text:p>2,53</text:p>
          </table:table-cell>
          <table:table-cell office:value-type="float" office:value="0.72">
            <text:p>0,72</text:p>
          </table:table-cell>
          <table:table-cell office:value-type="float" office:value="44.7">
            <text:p>44,7</text:p>
          </table:table-cell>
          <table:table-cell table:style-name="ce2" table:formula="of:=[.A22]/[.B22]" office:value-type="float" office:value="3.51388888888889">
            <text:p>3,51</text:p>
          </table:table-cell>
          <table:table-cell table:style-name="ce2" table:formula="of:=[.B22]*[.A22]" office:value-type="float" office:value="1.8216">
            <text:p>1,82</text:p>
          </table:table-cell>
          <table:table-cell table:style-name="ce7" table:formula="of:=[.E22]^2" office:value-type="float" office:value="3.31822656">
            <text:p>3,31823</text:p>
          </table:table-cell>
          <table:table-cell table:number-columns-repeated="4"/>
          <table:table-cell table:formula="of:=[.$I$7]+([.$H$7]*[.$E22])+([.$G$7]*[.$F22])" office:value-type="float" office:value="2.92361797132175">
            <text:p>2,9236179713</text:p>
          </table:table-cell>
          <table:table-cell/>
          <table:table-cell table:formula="of:=LN([.E22])" office:value-type="float" office:value="0.599715235767393">
            <text:p>0,5997152358</text:p>
          </table:table-cell>
          <table:table-cell table:formula="of:=LN([.D22])" office:value-type="float" office:value="1.25672336971147">
            <text:p>1,2567233697</text:p>
          </table:table-cell>
          <table:table-cell table:number-columns-repeated="1008"/>
        </table:table-row>
        <table:table-row table:style-name="ro1">
          <table:table-cell office:value-type="float" office:value="2.99">
            <text:p>2,99</text:p>
          </table:table-cell>
          <table:table-cell office:value-type="float" office:value="0.79">
            <text:p>0,79</text:p>
          </table:table-cell>
          <table:table-cell office:value-type="float" office:value="84.8">
            <text:p>84,8</text:p>
          </table:table-cell>
          <table:table-cell table:style-name="ce2" table:formula="of:=[.A23]/[.B23]" office:value-type="float" office:value="3.78481012658228">
            <text:p>3,78</text:p>
          </table:table-cell>
          <table:table-cell table:style-name="ce2" table:formula="of:=[.B23]*[.A23]" office:value-type="float" office:value="2.3621">
            <text:p>2,36</text:p>
          </table:table-cell>
          <table:table-cell table:style-name="ce7" table:formula="of:=[.E23]^2" office:value-type="float" office:value="5.57951641">
            <text:p>5,57952</text:p>
          </table:table-cell>
          <table:table-cell table:number-columns-repeated="4"/>
          <table:table-cell table:formula="of:=[.$I$7]+([.$H$7]*[.$E23])+([.$G$7]*[.$F23])" office:value-type="float" office:value="3.21175167799576">
            <text:p>3,211751678</text:p>
          </table:table-cell>
          <table:table-cell/>
          <table:table-cell table:formula="of:=LN([.E23])" office:value-type="float" office:value="0.859551053881525">
            <text:p>0,8595510539</text:p>
          </table:table-cell>
          <table:table-cell table:formula="of:=LN([.D23])" office:value-type="float" office:value="1.33099572092367">
            <text:p>1,3309957209</text:p>
          </table:table-cell>
          <table:table-cell table:number-columns-repeated="1008"/>
        </table:table-row>
        <table:table-row table:style-name="ro1">
          <table:table-cell office:value-type="float" office:value="3.46">
            <text:p>3,46</text:p>
          </table:table-cell>
          <table:table-cell office:value-type="float" office:value="0.85">
            <text:p>0,85</text:p>
          </table:table-cell>
          <table:table-cell office:value-type="float" office:value="146.2">
            <text:p>146,2</text:p>
          </table:table-cell>
          <table:table-cell table:style-name="ce2" table:formula="of:=[.A24]/[.B24]" office:value-type="float" office:value="4.07058823529412">
            <text:p>4,07</text:p>
          </table:table-cell>
          <table:table-cell table:style-name="ce2" table:formula="of:=[.B24]*[.A24]" office:value-type="float" office:value="2.941">
            <text:p>2,94</text:p>
          </table:table-cell>
          <table:table-cell table:style-name="ce7" table:formula="of:=[.E24]^2" office:value-type="float" office:value="8.649481">
            <text:p>8,64948</text:p>
          </table:table-cell>
          <table:table-cell table:number-columns-repeated="4"/>
          <table:table-cell table:formula="of:=[.$I$7]+([.$H$7]*[.$E24])+([.$G$7]*[.$F24])" office:value-type="float" office:value="3.50931236175079">
            <text:p>3,5093123618</text:p>
          </table:table-cell>
          <table:table-cell/>
          <table:table-cell table:formula="of:=LN([.E24])" office:value-type="float" office:value="1.07874965957186">
            <text:p>1,0787496596</text:p>
          </table:table-cell>
          <table:table-cell table:formula="of:=LN([.D24])" office:value-type="float" office:value="1.40378751856741">
            <text:p>1,4037875186</text:p>
          </table:table-cell>
          <table:table-cell table:number-columns-repeated="1008"/>
        </table:table-row>
        <table:table-row table:style-name="ro1">
          <table:table-cell office:value-type="float" office:value="4.01">
            <text:p>4,01</text:p>
          </table:table-cell>
          <table:table-cell office:value-type="float" office:value="0.92">
            <text:p>0,92</text:p>
          </table:table-cell>
          <table:table-cell office:value-type="float" office:value="246.5">
            <text:p>246,5</text:p>
          </table:table-cell>
          <table:table-cell table:style-name="ce2" table:formula="of:=[.A25]/[.B25]" office:value-type="float" office:value="4.35869565217391">
            <text:p>4,36</text:p>
          </table:table-cell>
          <table:table-cell table:style-name="ce2" table:formula="of:=[.B25]*[.A25]" office:value-type="float" office:value="3.6892">
            <text:p>3,69</text:p>
          </table:table-cell>
          <table:table-cell table:style-name="ce7" table:formula="of:=[.E25]^2" office:value-type="float" office:value="13.61019664">
            <text:p>13,61020</text:p>
          </table:table-cell>
          <table:table-cell table:number-columns-repeated="4"/>
          <table:table-cell table:formula="of:=[.$I$7]+([.$H$7]*[.$E25])+([.$G$7]*[.$F25])" office:value-type="float" office:value="3.8769733923998">
            <text:p>3,8769733924</text:p>
          </table:table-cell>
          <table:table-cell/>
          <table:table-cell table:formula="of:=LN([.E25])" office:value-type="float" office:value="1.30540963237943">
            <text:p>1,3054096324</text:p>
          </table:table-cell>
          <table:table-cell table:formula="of:=LN([.D25])" office:value-type="float" office:value="1.47217285025753">
            <text:p>1,4721728503</text:p>
          </table:table-cell>
          <table:table-cell table:number-columns-repeated="1008"/>
        </table:table-row>
        <table:table-row table:style-name="ro1"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70.8">
            <text:p>370,8</text:p>
          </table:table-cell>
          <table:table-cell table:style-name="ce2" table:formula="of:=[.A26]/[.B26]" office:value-type="float" office:value="4.64285714285714">
            <text:p>4,64</text:p>
          </table:table-cell>
          <table:table-cell table:style-name="ce2" table:formula="of:=[.B26]*[.A26]" office:value-type="float" office:value="4.459">
            <text:p>4,46</text:p>
          </table:table-cell>
          <table:table-cell table:style-name="ce7" table:formula="of:=[.E26]^2" office:value-type="float" office:value="19.882681">
            <text:p>19,88268</text:p>
          </table:table-cell>
          <table:table-cell table:number-columns-repeated="4"/>
          <table:table-cell table:formula="of:=[.$I$7]+([.$H$7]*[.$E26])+([.$G$7]*[.$F26])" office:value-type="float" office:value="4.23533398084131">
            <text:p>4,2353339808</text:p>
          </table:table-cell>
          <table:table-cell/>
          <table:table-cell table:formula="of:=LN([.E26])" office:value-type="float" office:value="1.49492452564534">
            <text:p>1,4949245256</text:p>
          </table:table-cell>
          <table:table-cell table:formula="of:=LN([.D26])" office:value-type="float" office:value="1.53532994028038">
            <text:p>1,5353299403</text:p>
          </table:table-cell>
          <table:table-cell table:number-columns-repeated="1008"/>
        </table:table-row>
        <table:table-row table:style-name="ro1">
          <table:table-cell office:value-type="float" office:value="5">
            <text:p>5,00</text:p>
          </table:table-cell>
          <table:table-cell office:value-type="float" office:value="1.04">
            <text:p>1,04</text:p>
          </table:table-cell>
          <table:table-cell table:style-name="ce5" office:value-type="float" office:value="504">
            <text:p>504</text:p>
          </table:table-cell>
          <table:table-cell table:style-name="ce2" table:formula="of:=[.A27]/[.B27]" office:value-type="float" office:value="4.80769230769231">
            <text:p>4,81</text:p>
          </table:table-cell>
          <table:table-cell table:style-name="ce2" table:formula="of:=[.B27]*[.A27]" office:value-type="float" office:value="5.2">
            <text:p>5,20</text:p>
          </table:table-cell>
          <table:table-cell table:style-name="ce7" table:formula="of:=[.E27]^2" office:value-type="float" office:value="27.04">
            <text:p>27,04000</text:p>
          </table:table-cell>
          <table:table-cell table:number-columns-repeated="4"/>
          <table:table-cell table:formula="of:=[.$I$7]+([.$H$7]*[.$E27])+([.$G$7]*[.$F27])" office:value-type="float" office:value="4.56120888845266">
            <text:p>4,5612088885</text:p>
          </table:table-cell>
          <table:table-cell/>
          <table:table-cell table:formula="of:=LN([.E27])" office:value-type="float" office:value="1.64865862558738">
            <text:p>1,6486586256</text:p>
          </table:table-cell>
          <table:table-cell table:formula="of:=LN([.D27])" office:value-type="float" office:value="1.57021719928082">
            <text:p>1,5702171993</text:p>
          </table:table-cell>
          <table:table-cell table:number-columns-repeated="1008"/>
        </table:table-row>
        <table:table-row table:style-name="ro1">
          <table:table-cell office:value-type="float" office:value="5.53">
            <text:p>5,53</text:p>
          </table:table-cell>
          <table:table-cell office:value-type="float" office:value="1.09">
            <text:p>1,09</text:p>
          </table:table-cell>
          <table:table-cell table:style-name="ce5" office:value-type="float" office:value="689">
            <text:p>689</text:p>
          </table:table-cell>
          <table:table-cell table:style-name="ce2" table:formula="of:=[.A28]/[.B28]" office:value-type="float" office:value="5.07339449541284">
            <text:p>5,07</text:p>
          </table:table-cell>
          <table:table-cell table:style-name="ce2" table:formula="of:=[.B28]*[.A28]" office:value-type="float" office:value="6.0277">
            <text:p>6,03</text:p>
          </table:table-cell>
          <table:table-cell table:style-name="ce7" table:formula="of:=[.E28]^2" office:value-type="float" office:value="36.33316729">
            <text:p>36,33317</text:p>
          </table:table-cell>
          <table:table-cell table:number-columns-repeated="4"/>
          <table:table-cell table:formula="of:=[.$I$7]+([.$H$7]*[.$E28])+([.$G$7]*[.$F28])" office:value-type="float" office:value="4.9030849080891">
            <text:p>4,9030849081</text:p>
          </table:table-cell>
          <table:table-cell/>
          <table:table-cell table:formula="of:=LN([.E28])" office:value-type="float" office:value="1.7963655117753">
            <text:p>1,7963655118</text:p>
          </table:table-cell>
          <table:table-cell table:formula="of:=LN([.D28])" office:value-type="float" office:value="1.62401011929319">
            <text:p>1,6240101193</text:p>
          </table:table-cell>
          <table:table-cell table:number-columns-repeated="1008"/>
        </table:table-row>
        <table:table-row table:style-name="ro1">
          <table:table-cell office:value-type="float" office:value="6.05">
            <text:p>6,05</text:p>
          </table:table-cell>
          <table:table-cell office:value-type="float" office:value="1.15">
            <text:p>1,15</text:p>
          </table:table-cell>
          <table:table-cell table:style-name="ce5" office:value-type="float" office:value="895">
            <text:p>895</text:p>
          </table:table-cell>
          <table:table-cell table:style-name="ce2" table:formula="of:=[.A29]/[.B29]" office:value-type="float" office:value="5.26086956521739">
            <text:p>5,26</text:p>
          </table:table-cell>
          <table:table-cell table:style-name="ce2" table:formula="of:=[.B29]*[.A29]" office:value-type="float" office:value="6.9575">
            <text:p>6,96</text:p>
          </table:table-cell>
          <table:table-cell table:style-name="ce7" table:formula="of:=[.E29]^2" office:value-type="float" office:value="48.40680625">
            <text:p>48,40681</text:p>
          </table:table-cell>
          <table:table-cell table:number-columns-repeated="4"/>
          <table:table-cell table:formula="of:=[.$I$7]+([.$H$7]*[.$E29])+([.$G$7]*[.$F29])" office:value-type="float" office:value="5.25928390406479">
            <text:p>5,2592839041</text:p>
          </table:table-cell>
          <table:table-cell/>
          <table:table-cell table:formula="of:=LN([.E29])" office:value-type="float" office:value="1.93982021441791">
            <text:p>1,9398202144</text:p>
          </table:table-cell>
          <table:table-cell table:formula="of:=LN([.D29])" office:value-type="float" office:value="1.66029632966759">
            <text:p>1,6602963297</text:p>
          </table:table-cell>
          <table:table-cell table:number-columns-repeated="1008"/>
        </table:table-row>
        <table:table-row table:style-name="ro1">
          <table:table-cell office:value-type="float" office:value="7.02">
            <text:p>7,02</text:p>
          </table:table-cell>
          <table:table-cell office:value-type="float" office:value="1.25">
            <text:p>1,25</text:p>
          </table:table-cell>
          <table:table-cell table:style-name="ce5" office:value-type="float" office:value="1373">
            <text:p>1373</text:p>
          </table:table-cell>
          <table:table-cell table:style-name="ce2" table:formula="of:=[.A30]/[.B30]" office:value-type="float" office:value="5.616">
            <text:p>5,62</text:p>
          </table:table-cell>
          <table:table-cell table:style-name="ce2" table:formula="of:=[.B30]*[.A30]" office:value-type="float" office:value="8.775">
            <text:p>8,78</text:p>
          </table:table-cell>
          <table:table-cell table:style-name="ce7" table:formula="of:=[.E30]^2" office:value-type="float" office:value="77.000625">
            <text:p>77,00063</text:p>
          </table:table-cell>
          <table:table-cell table:number-columns-repeated="4"/>
          <table:table-cell table:formula="of:=[.$I$7]+([.$H$7]*[.$E30])+([.$G$7]*[.$F30])" office:value-type="float" office:value="5.87045923684666">
            <text:p>5,8704592368</text:p>
          </table:table-cell>
          <table:table-cell/>
          <table:table-cell table:formula="of:=LN([.E30])" office:value-type="float" office:value="2.17190676935193">
            <text:p>2,1719067694</text:p>
          </table:table-cell>
          <table:table-cell table:formula="of:=LN([.D30])" office:value-type="float" office:value="1.72561966672351">
            <text:p>1,7256196667</text:p>
          </table:table-cell>
          <table:table-cell table:number-columns-repeated="1008"/>
        </table:table-row>
        <table:table-row table:style-name="ro1">
          <table:table-cell office:value-type="float" office:value="8.01">
            <text:p>8,01</text:p>
          </table:table-cell>
          <table:table-cell office:value-type="float" office:value="1.34">
            <text:p>1,34</text:p>
          </table:table-cell>
          <table:table-cell table:style-name="ce5" office:value-type="float" office:value="1956">
            <text:p>1956</text:p>
          </table:table-cell>
          <table:table-cell table:style-name="ce2" table:formula="of:=[.A31]/[.B31]" office:value-type="float" office:value="5.97761194029851">
            <text:p>5,98</text:p>
          </table:table-cell>
          <table:table-cell table:style-name="ce2" table:formula="of:=[.B31]*[.A31]" office:value-type="float" office:value="10.7334">
            <text:p>10,73</text:p>
          </table:table-cell>
          <table:table-cell table:style-name="ce7" table:formula="of:=[.E31]^2" office:value-type="float" office:value="115.20587556">
            <text:p>115,20588</text:p>
          </table:table-cell>
          <table:table-cell table:number-columns-repeated="4"/>
          <table:table-cell table:formula="of:=[.$I$7]+([.$H$7]*[.$E31])+([.$G$7]*[.$F31])" office:value-type="float" office:value="6.40299440932584">
            <text:p>6,4029944093</text:p>
          </table:table-cell>
          <table:table-cell/>
          <table:table-cell table:formula="of:=LN([.E31])" office:value-type="float" office:value="2.37336037504309">
            <text:p>2,373360375</text:p>
          </table:table-cell>
          <table:table-cell table:formula="of:=LN([.D31])" office:value-type="float" office:value="1.78802114711745">
            <text:p>1,7880211471</text:p>
          </table:table-cell>
          <table:table-cell table:number-columns-repeated="1008"/>
        </table:table-row>
        <table:table-row table:style-name="ro1">
          <table:table-cell office:value-type="float" office:value="9">
            <text:p>9,00</text:p>
          </table:table-cell>
          <table:table-cell office:value-type="float" office:value="1.43">
            <text:p>1,43</text:p>
          </table:table-cell>
          <table:table-cell table:style-name="ce5" office:value-type="float" office:value="2613">
            <text:p>2613</text:p>
          </table:table-cell>
          <table:table-cell table:style-name="ce2" table:formula="of:=[.A32]/[.B32]" office:value-type="float" office:value="6.29370629370629">
            <text:p>6,29</text:p>
          </table:table-cell>
          <table:table-cell table:style-name="ce2" table:formula="of:=[.B32]*[.A32]" office:value-type="float" office:value="12.87">
            <text:p>12,87</text:p>
          </table:table-cell>
          <table:table-cell table:style-name="ce7" table:formula="of:=[.E32]^2" office:value-type="float" office:value="165.6369">
            <text:p>165,63690</text:p>
          </table:table-cell>
          <table:table-cell table:number-columns-repeated="4"/>
          <table:table-cell table:formula="of:=[.$I$7]+([.$H$7]*[.$E32])+([.$G$7]*[.$F32])" office:value-type="float" office:value="6.83487936724591">
            <text:p>6,8348793672</text:p>
          </table:table-cell>
          <table:table-cell/>
          <table:table-cell table:formula="of:=LN([.E32])" office:value-type="float" office:value="2.55489902160804">
            <text:p>2,5548990216</text:p>
          </table:table-cell>
          <table:table-cell table:formula="of:=LN([.D32])" office:value-type="float" office:value="1.8395501330644">
            <text:p>1,8395501331</text:p>
          </table:table-cell>
          <table:table-cell table:number-columns-repeated="1008"/>
        </table:table-row>
        <table:table-row table:style-name="ro1">
          <table:table-cell office:value-type="float" office:value="10.05">
            <text:p>10,05</text:p>
          </table:table-cell>
          <table:table-cell office:value-type="float" office:value="1.52">
            <text:p>1,52</text:p>
          </table:table-cell>
          <table:table-cell table:style-name="ce5" office:value-type="float" office:value="3428">
            <text:p>3428</text:p>
          </table:table-cell>
          <table:table-cell table:style-name="ce2" table:formula="of:=[.A33]/[.B33]" office:value-type="float" office:value="6.61184210526316">
            <text:p>6,61</text:p>
          </table:table-cell>
          <table:table-cell table:style-name="ce2" table:formula="of:=[.B33]*[.A33]" office:value-type="float" office:value="15.276">
            <text:p>15,28</text:p>
          </table:table-cell>
          <table:table-cell table:style-name="ce7" table:formula="of:=[.E33]^2" office:value-type="float" office:value="233.356176">
            <text:p>233,35618</text:p>
          </table:table-cell>
          <table:table-cell table:number-columns-repeated="4"/>
          <table:table-cell table:formula="of:=[.$I$7]+([.$H$7]*[.$E33])+([.$G$7]*[.$F33])" office:value-type="float" office:value="7.13495930257041">
            <text:p>7,1349593026</text:p>
          </table:table-cell>
          <table:table-cell/>
          <table:table-cell table:formula="of:=LN([.E33])" office:value-type="float" office:value="2.72628296936327">
            <text:p>2,7262829694</text:p>
          </table:table-cell>
          <table:table-cell table:formula="of:=LN([.D33])" office:value-type="float" office:value="1.8888622996469">
            <text:p>1,8888622996</text:p>
          </table:table-cell>
          <table:table-cell table:number-columns-repeated="1008"/>
        </table:table-row>
        <table:table-row table:style-name="ro1">
          <table:table-cell office:value-type="float" office:value="11.02">
            <text:p>11,02</text:p>
          </table:table-cell>
          <table:table-cell office:value-type="float" office:value="1.6">
            <text:p>1,60</text:p>
          </table:table-cell>
          <table:table-cell table:style-name="ce5" office:value-type="float" office:value="4230">
            <text:p>4230</text:p>
          </table:table-cell>
          <table:table-cell table:style-name="ce2" table:formula="of:=[.A34]/[.B34]" office:value-type="float" office:value="6.8875">
            <text:p>6,89</text:p>
          </table:table-cell>
          <table:table-cell table:style-name="ce2" table:formula="of:=[.B34]*[.A34]" office:value-type="float" office:value="17.632">
            <text:p>17,63</text:p>
          </table:table-cell>
          <table:table-cell table:style-name="ce7" table:formula="of:=[.E34]^2" office:value-type="float" office:value="310.887424">
            <text:p>310,88742</text:p>
          </table:table-cell>
          <table:table-cell table:number-columns-repeated="4"/>
          <table:table-cell table:formula="of:=[.$I$7]+([.$H$7]*[.$E34])+([.$G$7]*[.$F34])" office:value-type="float" office:value="7.23760417966896">
            <text:p>7,2376041797</text:p>
          </table:table-cell>
          <table:table-cell/>
          <table:table-cell table:formula="of:=LN([.E34])" office:value-type="float" office:value="2.8697154329705">
            <text:p>2,869715433</text:p>
          </table:table-cell>
          <table:table-cell table:formula="of:=LN([.D34])" office:value-type="float" office:value="1.92970817447903">
            <text:p>1,9297081745</text:p>
          </table:table-cell>
          <table:table-cell table:number-columns-repeated="1008"/>
        </table:table-row>
        <table:table-row table:style-name="ro1">
          <table:table-cell office:value-type="float" office:value="12.08">
            <text:p>12,08</text:p>
          </table:table-cell>
          <table:table-cell office:value-type="float" office:value="1.69">
            <text:p>1,69</text:p>
          </table:table-cell>
          <table:table-cell table:style-name="ce5" office:value-type="float" office:value="5200">
            <text:p>5200</text:p>
          </table:table-cell>
          <table:table-cell table:style-name="ce2" table:formula="of:=[.A35]/[.B35]" office:value-type="float" office:value="7.14792899408284">
            <text:p>7,15</text:p>
          </table:table-cell>
          <table:table-cell table:style-name="ce2" table:formula="of:=[.B35]*[.A35]" office:value-type="float" office:value="20.4152">
            <text:p>20,42</text:p>
          </table:table-cell>
          <table:table-cell table:style-name="ce7" table:formula="of:=[.E35]^2" office:value-type="float" office:value="416.78039104">
            <text:p>416,78039</text:p>
          </table:table-cell>
          <table:table-cell table:number-columns-repeated="4"/>
          <table:table-cell table:formula="of:=[.$I$7]+([.$H$7]*[.$E35])+([.$G$7]*[.$F35])" office:value-type="float" office:value="7.11510196604771">
            <text:p>7,115101966</text:p>
          </table:table-cell>
          <table:table-cell/>
          <table:table-cell table:formula="of:=LN([.E35])" office:value-type="float" office:value="3.01627972144165">
            <text:p>3,0162797214</text:p>
          </table:table-cell>
          <table:table-cell table:formula="of:=LN([.D35])" office:value-type="float" office:value="1.96682266357169">
            <text:p>1,9668226636</text:p>
          </table:table-cell>
          <table:table-cell table:number-columns-repeated="1008"/>
        </table:table-row>
        <table:table-row table:style-name="ro1">
          <table:table-cell office:value-type="float" office:value="13.04">
            <text:p>13,04</text:p>
          </table:table-cell>
          <table:table-cell office:value-type="float" office:value="1.76">
            <text:p>1,76</text:p>
          </table:table-cell>
          <table:table-cell table:style-name="ce5" office:value-type="float" office:value="6120">
            <text:p>6120</text:p>
          </table:table-cell>
          <table:table-cell table:style-name="ce2" table:formula="of:=[.A36]/[.B36]" office:value-type="float" office:value="7.40909090909091">
            <text:p>7,41</text:p>
          </table:table-cell>
          <table:table-cell table:style-name="ce2" table:formula="of:=[.B36]*[.A36]" office:value-type="float" office:value="22.9504">
            <text:p>22,95</text:p>
          </table:table-cell>
          <table:table-cell table:style-name="ce7" table:formula="of:=[.E36]^2" office:value-type="float" office:value="526.72086016">
            <text:p>526,72086</text:p>
          </table:table-cell>
          <table:table-cell table:number-columns-repeated="4"/>
          <table:table-cell table:formula="of:=[.$I$7]+([.$H$7]*[.$E36])+([.$G$7]*[.$F36])" office:value-type="float" office:value="6.7737344374762">
            <text:p>6,7737344375</text:p>
          </table:table-cell>
          <table:table-cell/>
          <table:table-cell table:formula="of:=LN([.E36])" office:value-type="float" office:value="3.13333536554857">
            <text:p>3,1333353655</text:p>
          </table:table-cell>
          <table:table-cell table:formula="of:=LN([.D36])" office:value-type="float" office:value="2.00270774744845">
            <text:p>2,0027077474</text:p>
          </table:table-cell>
          <table:table-cell table:number-columns-repeated="1008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2T13:09:03.06</dc:date>
    <meta:generator>LibreOffice/3.5$Windows_x86 LibreOffice_project/dc9775d-05ecbee-0851ad3-1586698-727bf66</meta:generator>
    <meta:editing-duration>P0D</meta:editing-duration>
    <meta:editing-cycles>1</meta:editing-cycles>
    <meta:document-statistic meta:table-count="1" meta:cell-count="3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8cm" svg:height="9.031cm" xlink:href=".." xlink:type="simple" chart:class="chart:scatter" chart:style-name="ch1">
        <chart:legend chart:legend-position="bottom" svg:x="0.981cm" svg:y="7.698cm" style:legend-expansion="wide" chart:style-name="ch2"/>
        <chart:plot-area chart:style-name="ch3" table:cell-range-address="Planilha1.D1:Planilha1.D36 Planilha1.E2:Planilha1.E36 Planilha1.K1:Planilha1.K36" chart:data-source-has-labels="row" svg:x="1.229cm" svg:y="0.855cm" svg:width="7.947cm" svg:height="5.655cm">
          <chartooo:coordinate-region svg:x="1.665cm" svg:y="1.067cm" svg:width="7.324cm" svg:height="4.77cm"/>
          <chart:axis chart:dimension="x" chart:name="primary-x" chart:style-name="ch4">
            <chart:title svg:x="4.788cm" svg:y="6.691cm" chart:style-name="ch5">
              <text:p>P(W)</text:p>
            </chart:title>
          </chart:axis>
          <chart:axis chart:dimension="y" chart:name="primary-y" chart:style-name="ch4">
            <chart:title svg:x="0.451cm" svg:y="4.083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36" chart:label-cell-address="Planilha1.D1:Planilha1.D1" chart:class="chart:scatter">
            <chart:domain table:cell-range-address="Planilha1.E2:Planilha1.E36"/>
            <chart:data-point chart:repeated="35"/>
          </chart:series>
          <chart:series chart:style-name="ch9" chart:values-cell-range-address="Planilha1.K2:Planilha1.K36" chart:label-cell-address="Planilha1.K1:Planilha1.K1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todos os valores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36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36</svg:desc>
                </draw:g>
              </table:table-cell>
              <table:table-cell office:value-type="float" office:value="1.88719260254085">
                <text:p>1.88719260254085</text:p>
                <draw:g>
                  <svg:desc>Planilha1.K2:Planilha1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19358244929872">
                <text:p>2.1935824492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2.23571415787118">
                <text:p>2.23571415787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8">
                <text:p>0.6708</text:p>
              </table:table-cell>
              <table:table-cell office:value-type="float" office:value="2.48076923076923">
                <text:p>2.48076923076923</text:p>
              </table:table-cell>
              <table:table-cell office:value-type="float" office:value="2.2769713724558">
                <text:p>2.276971372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4">
                <text:p>0.7614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2.32951741899329">
                <text:p>2.3295174189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5">
                <text:p>0.82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36623691461862">
                <text:p>2.3662369146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">
                <text:p>0.912</text:p>
              </table:table-cell>
              <table:table-cell office:value-type="float" office:value="2.80701754385965">
                <text:p>2.80701754385965</text:p>
              </table:table-cell>
              <table:table-cell office:value-type="float" office:value="2.41624312548418">
                <text:p>2.41624312548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2">
                <text:p>0.9912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46154169618954">
                <text:p>2.46154169618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4">
                <text:p>1.074</text:p>
              </table:table-cell>
              <table:table-cell office:value-type="float" office:value="2.98333333333333">
                <text:p>2.98333333333333</text:p>
              </table:table-cell>
              <table:table-cell office:value-type="float" office:value="2.50867069808592">
                <text:p>2.50867069808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56">
                <text:p>1.1656</text:p>
              </table:table-cell>
              <table:table-cell office:value-type="float" office:value="3.03225806451613">
                <text:p>3.03225806451613</text:p>
              </table:table-cell>
              <table:table-cell office:value-type="float" office:value="2.56053633256611">
                <text:p>2.56053633256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64">
                <text:p>1.2864</text:p>
              </table:table-cell>
              <table:table-cell office:value-type="float" office:value="3.140625">
                <text:p>3.140625</text:p>
              </table:table-cell>
              <table:table-cell office:value-type="float" office:value="2.62849829096871">
                <text:p>2.62849829096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16">
                <text:p>1.8216</text:p>
              </table:table-cell>
              <table:table-cell office:value-type="float" office:value="3.51388888888889">
                <text:p>3.51388888888889</text:p>
              </table:table-cell>
              <table:table-cell office:value-type="float" office:value="2.92361797132175">
                <text:p>2.9236179713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1">
                <text:p>2.3621</text:p>
              </table:table-cell>
              <table:table-cell office:value-type="float" office:value="3.78481012658228">
                <text:p>3.78481012658228</text:p>
              </table:table-cell>
              <table:table-cell office:value-type="float" office:value="3.21175167799576">
                <text:p>3.2117516779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1">
                <text:p>2.941</text:p>
              </table:table-cell>
              <table:table-cell office:value-type="float" office:value="4.07058823529412">
                <text:p>4.07058823529412</text:p>
              </table:table-cell>
              <table:table-cell office:value-type="float" office:value="3.50931236175079">
                <text:p>3.50931236175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92">
                <text:p>3.6892</text:p>
              </table:table-cell>
              <table:table-cell office:value-type="float" office:value="4.35869565217391">
                <text:p>4.35869565217391</text:p>
              </table:table-cell>
              <table:table-cell office:value-type="float" office:value="3.8769733923998">
                <text:p>3.876973392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59">
                <text:p>4.459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4.23533398084131">
                <text:p>4.23533398084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4.56120888845266">
                <text:p>4.56120888845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277">
                <text:p>6.0277</text:p>
              </table:table-cell>
              <table:table-cell office:value-type="float" office:value="5.07339449541284">
                <text:p>5.07339449541284</text:p>
              </table:table-cell>
              <table:table-cell office:value-type="float" office:value="4.9030849080891">
                <text:p>4.903084908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575">
                <text:p>6.9575</text:p>
              </table:table-cell>
              <table:table-cell office:value-type="float" office:value="5.26086956521739">
                <text:p>5.26086956521739</text:p>
              </table:table-cell>
              <table:table-cell office:value-type="float" office:value="5.25928390406479">
                <text:p>5.2592839040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75">
                <text:p>8.775</text:p>
              </table:table-cell>
              <table:table-cell office:value-type="float" office:value="5.616">
                <text:p>5.616</text:p>
              </table:table-cell>
              <table:table-cell office:value-type="float" office:value="5.87045923684666">
                <text:p>5.8704592368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334">
                <text:p>10.7334</text:p>
              </table:table-cell>
              <table:table-cell office:value-type="float" office:value="5.97761194029851">
                <text:p>5.97761194029851</text:p>
              </table:table-cell>
              <table:table-cell office:value-type="float" office:value="6.40299440932584">
                <text:p>6.40299440932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7">
                <text:p>12.87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6.83487936724591">
                <text:p>6.8348793672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76">
                <text:p>15.276</text:p>
              </table:table-cell>
              <table:table-cell office:value-type="float" office:value="6.61184210526316">
                <text:p>6.61184210526316</text:p>
              </table:table-cell>
              <table:table-cell office:value-type="float" office:value="7.13495930257041">
                <text:p>7.13495930257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32">
                <text:p>17.632</text:p>
              </table:table-cell>
              <table:table-cell office:value-type="float" office:value="6.8875">
                <text:p>6.8875</text:p>
              </table:table-cell>
              <table:table-cell office:value-type="float" office:value="7.23760417966896">
                <text:p>7.23760417966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152">
                <text:p>20.4152</text:p>
              </table:table-cell>
              <table:table-cell office:value-type="float" office:value="7.14792899408284">
                <text:p>7.14792899408284</text:p>
              </table:table-cell>
              <table:table-cell office:value-type="float" office:value="7.11510196604771">
                <text:p>7.11510196604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504">
                <text:p>22.9504</text:p>
              </table:table-cell>
              <table:table-cell office:value-type="float" office:value="7.40909090909091">
                <text:p>7.40909090909091</text:p>
              </table:table-cell>
              <table:table-cell office:value-type="float" office:value="6.7737344374762">
                <text:p>6.773734437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2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86cm" svg:height="9.163cm" xlink:href=".." xlink:type="simple" chart:class="chart:scatter" chart:style-name="ch1">
        <chart:legend chart:legend-position="bottom" svg:x="0.783cm" svg:y="7.306cm" style:legend-expansion="wide" chart:style-name="ch2"/>
        <chart:plot-area chart:style-name="ch3" table:cell-range-address="Planilha1.D2:Planilha1.E12 Planilha1.D1:Planilha1.D1 Planilha1.J1:Planilha1.J12 Planilha1.L1:Planilha1.L12" chart:data-source-has-labels="row" svg:x="1.229cm" svg:y="0.867cm" svg:width="7.975cm" svg:height="5.248cm">
          <chartooo:coordinate-region svg:x="1.956cm" svg:y="1.079cm" svg:width="7.008cm" svg:height="4.363cm"/>
          <chart:axis chart:dimension="x" chart:name="primary-x" chart:style-name="ch4">
            <chart:title svg:x="4.802cm" svg:y="6.299cm" chart:style-name="ch5">
              <text:p>P(W)</text:p>
            </chart:title>
          </chart:axis>
          <chart:axis chart:dimension="y" chart:name="primary-y" chart:style-name="ch4">
            <chart:title svg:x="0.451cm" svg:y="3.892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12" chart:label-cell-address="Planilha1.D1:Planilha1.D1" chart:class="chart:scatter">
            <chart:domain table:cell-range-address="Planilha1.E2:Planilha1.E12"/>
            <chart:data-point chart:repeated="11"/>
          </chart:series>
          <chart:series chart:style-name="ch9" chart:values-cell-range-address="Planilha1.J2:Planilha1.J12" chart:label-cell-address="Planilha1.J1:Planilha1.J1" chart:class="chart:scatter">
            <chart:data-point chart:repeated="11"/>
          </chart:series>
          <chart:series chart:style-name="ch10" chart:values-cell-range-address="Planilha1.L2:Planilha1.L12" chart:label-cell-address="Planilha1.L1:Planilha1.L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valores até 1,1volts</text:p>
                <draw:g>
                  <svg:desc>Planilha1.J1:Planilha1.J1</svg:desc>
                </draw:g>
              </table:table-cell>
              <table:table-cell office:value-type="string">
                <text:p>Interpolação usando todos os valores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12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12</svg:desc>
                </draw:g>
              </table:table-cell>
              <table:table-cell office:value-type="float" office:value="0.864951138859159">
                <text:p>0.864951138859159</text:p>
                <draw:g>
                  <svg:desc>Planilha1.J2:Planilha1.J12</svg:desc>
                </draw:g>
              </table:table-cell>
              <table:table-cell office:value-type="float" office:value="1.88719260254085">
                <text:p>1.88719260254085</text:p>
                <draw:g>
                  <svg:desc>Planilha1.L2:Planilha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87352143516436">
                <text:p>0.987352143516436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98750532783">
                <text:p>1.11198750532783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29735301577695">
                <text:p>1.29735301577695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585230525751">
                <text:p>1.42585230525751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1.59938083099145">
                <text:p>1.59938083099145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1.73710744778248">
                <text:p>1.73710744778248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1.88613598280465">
                <text:p>1.88613598280465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0327059875757">
                <text:p>2.0327059875757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7410640852118">
                <text:p>2.17410640852118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30744545516167">
                <text:p>2.30744545516167</text:p>
              </table:table-cell>
              <table:table-cell office:value-type="float" office:value="2.19358244929872">
                <text:p>2.1935824492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 xlink:href="Pictures/20000011000000DD000000DDB1B86C74.svm" xlink:type="simple" xlink:actuate="onLoad"/>
      </style:chart-properties>
    </style:style>
    <style:style style:name="ch4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powe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67cm" svg:height="7.809cm" xlink:href=".." xlink:type="simple" chart:class="chart:scatter" chart:style-name="ch1">
        <chart:legend chart:legend-position="bottom" svg:x="3.163cm" svg:y="6.476cm" style:legend-expansion="wide" chart:style-name="ch2"/>
        <chart:plot-area chart:style-name="ch3" table:cell-range-address="Planilha1.C21:Planilha1.D36 Planilha1.D1:Planilha1.D1" chart:data-source-has-labels="row" svg:x="1.289cm" svg:y="0.759cm" svg:width="10.776cm" svg:height="4.553cm">
          <chartooo:coordinate-region svg:x="1.725cm" svg:y="0.971cm" svg:width="9.822cm" svg:height="3.668cm"/>
          <chart:axis chart:dimension="x" chart:name="primary-x" chart:style-name="ch4">
            <chart:title svg:x="3.868cm" svg:y="5.469cm" chart:style-name="ch5">
              <text:p>Luminância(sem unidade de medida)</text:p>
            </chart:title>
          </chart:axis>
          <chart:axis chart:dimension="y" chart:name="primary-y" chart:style-name="ch6">
            <chart:title svg:x="0.451cm" svg:y="3.436cm" chart:style-name="ch7">
              <text:p>R(Ω)</text:p>
            </chart:title>
            <chart:grid chart:style-name="ch8" chart:class="major"/>
          </chart:axis>
          <chart:series chart:style-name="ch9" chart:values-cell-range-address="Planilha1.D21:Planilha1.D36" chart:label-cell-address="Planilha1.D1:Planilha1.D1" chart:class="chart:scatter">
            <chart:domain table:cell-range-address="Planilha1.C21:Planilha1.C36"/>
            <chart:regression-curve chart:style-name="ch10">
              <chart:equation chart:display-r-square="true" svg:x="1.365cm" svg:y="0.106cm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">
                <text:p>19.4</text:p>
                <draw:g>
                  <svg:desc>Planilha1.C21:Planilha1.C36</svg:desc>
                </draw:g>
              </table:table-cell>
              <table:table-cell office:value-type="float" office:value="3.140625">
                <text:p>3.140625</text:p>
                <draw:g>
                  <svg:desc>Planilha1.D21:Planilha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7">
                <text:p>44.7</text:p>
              </table:table-cell>
              <table:table-cell office:value-type="float" office:value="3.51388888888889">
                <text:p>3.513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8">
                <text:p>84.8</text:p>
              </table:table-cell>
              <table:table-cell office:value-type="float" office:value="3.78481012658228">
                <text:p>3.78481012658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.2">
                <text:p>146.2</text:p>
              </table:table-cell>
              <table:table-cell office:value-type="float" office:value="4.07058823529412">
                <text:p>4.0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.5">
                <text:p>246.5</text:p>
              </table:table-cell>
              <table:table-cell office:value-type="float" office:value="4.35869565217391">
                <text:p>4.3586956521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0.8">
                <text:p>370.8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">
                <text:p>504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9">
                <text:p>689</text:p>
              </table:table-cell>
              <table:table-cell office:value-type="float" office:value="5.07339449541284">
                <text:p>5.07339449541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5">
                <text:p>895</text:p>
              </table:table-cell>
              <table:table-cell office:value-type="float" office:value="5.26086956521739">
                <text:p>5.26086956521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3">
                <text:p>1373</text:p>
              </table:table-cell>
              <table:table-cell office:value-type="float" office:value="5.616">
                <text:p>5.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">
                <text:p>1956</text:p>
              </table:table-cell>
              <table:table-cell office:value-type="float" office:value="5.97761194029851">
                <text:p>5.97761194029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3">
                <text:p>2613</text:p>
              </table:table-cell>
              <table:table-cell office:value-type="float" office:value="6.29370629370629">
                <text:p>6.29370629370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8">
                <text:p>3428</text:p>
              </table:table-cell>
              <table:table-cell office:value-type="float" office:value="6.61184210526316">
                <text:p>6.61184210526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30">
                <text:p>4230</text:p>
              </table:table-cell>
              <table:table-cell office:value-type="float" office:value="6.8875">
                <text:p>6.8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0">
                <text:p>5200</text:p>
              </table:table-cell>
              <table:table-cell office:value-type="float" office:value="7.14792899408284">
                <text:p>7.14792899408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20">
                <text:p>6120</text:p>
              </table:table-cell>
              <table:table-cell office:value-type="float" office:value="7.40909090909091">
                <text:p>7.4090909090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5.053cm" svg:y="8.191cm" style:legend-expansion="wide" chart:style-name="ch2"/>
        <chart:plot-area chart:style-name="ch3" table:cell-range-address="Planilha1.M1:Planilha1.N1 Planilha1.M21:Planilha1.N36" chart:data-source-has-labels="row" svg:x="1.358cm" svg:y="0.855cm" svg:width="14.002cm" svg:height="6.148cm">
          <chartooo:coordinate-region svg:x="2.085cm" svg:y="1.067cm" svg:width="13.035cm" svg:height="5.263cm"/>
          <chart:axis chart:dimension="x" chart:name="primary-x" chart:style-name="ch4">
            <chart:title svg:x="7.706cm" svg:y="7.184cm" chart:style-name="ch5">
              <text:p>ln(P)(W)</text:p>
            </chart:title>
          </chart:axis>
          <chart:axis chart:dimension="y" chart:name="primary-y" chart:style-name="ch4">
            <chart:title svg:x="0.451cm" svg:y="4.568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1:Planilha1.N36" chart:label-cell-address="Planilha1.N1:Planilha1.N1" chart:class="chart:scatter">
            <chart:domain table:cell-range-address="Planilha1.M21:Planilha1.M36"/>
            <chart:regression-curve chart:style-name="ch9">
              <chart:equation chart:display-r-square="true" svg:x="1.997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M21:Planilha1.M36</svg:desc>
                </draw:g>
              </table:table-cell>
              <table:table-cell office:value-type="float" office:value="1.1444218246994">
                <text:p>1.1444218246994</text:p>
                <draw:g>
                  <svg:desc>Planilha1.N21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5.053cm" svg:y="8.191cm" style:legend-expansion="wide" chart:style-name="ch2"/>
        <chart:plot-area chart:style-name="ch3" table:cell-range-address="Planilha1.M2:Planilha1.N36 Planilha1.N1:Planilha1.N1" chart:data-source-has-labels="row" svg:x="1.358cm" svg:y="0.855cm" svg:width="14.002cm" svg:height="6.148cm">
          <chartooo:coordinate-region svg:x="1.504cm" svg:y="1.067cm" svg:width="13.762cm" svg:height="5.724cm"/>
          <chart:axis chart:dimension="x" chart:name="primary-x" chart:style-name="ch4">
            <chart:title svg:x="7.706cm" svg:y="7.184cm" chart:style-name="ch5">
              <text:p>ln(P)(W)</text:p>
            </chart:title>
          </chart:axis>
          <chart:axis chart:dimension="y" chart:name="primary-y" chart:style-name="ch4">
            <chart:title svg:x="0.451cm" svg:y="4.568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:Planilha1.N36" chart:label-cell-address="Planilha1.N1:Planilha1.N1" chart:class="chart:scatter">
            <chart:domain table:cell-range-address="Planilha1.M2:Planilha1.M36"/>
            <chart:regression-curve chart:style-name="ch9">
              <chart:equation chart:display-r-square="true" svg:x="1.997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M2:Planilha1.M36</svg:desc>
                </draw:g>
              </table:table-cell>
              <table:table-cell office:value-type="float" office:value="-0.0870113769896297">
                <text:p>-0.0870113769896297</text:p>
                <draw:g>
                  <svg:desc>Planilha1.N2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-0.0465200156348929">
                <text:p>-0.046520015634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217064505237828">
                <text:p>0.217064505237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356674943938732">
                <text:p>0.356674943938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473287704446925">
                <text:p>0.47328770444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644357016390513">
                <text:p>0.644357016390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715620036412004">
                <text:p>0.71562003641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776528789498996">
                <text:p>0.7765287894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0.829279354884525">
                <text:p>0.82927935488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0.908568685780245">
                <text:p>0.908568685780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0.959775843813894">
                <text:p>0.959775843813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00330210886378">
                <text:p>1.0033021088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03212254739928">
                <text:p>1.0321225473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04642653549754">
                <text:p>1.04642653549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09304124361865">
                <text:p>1.09304124361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10930757778486">
                <text:p>1.10930757778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1444218246994">
                <text:p>1.144421824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